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nexe au compte rendu d'activités</text:p>
      <text:p text:style-name="P1">de Julien Berteloot</text:p>
      <text:p text:style-name="P1">du 10/09/2012 au 28/09/2012</text:p>
      <text:p text:style-name="Standard"/>
      <text:p text:style-name="Standard"/>
      <text:p text:style-name="P2">Au cours de ce mois de Septembre et dans le cadre de la recherche sur Generic System, j'ai participé à <text:s/>la préparation de la diffusion de Generic System. J'ai été amené à mener une réflexion sur les axes prioritaires ainsi qu'à mettre en place les outils critiques liés à la diffusion.</text:p>
      <text:p text:style-name="P2"/>
      <text:p text:style-name="P2"/>
      <text:p text:style-name="P2">Réflexion et mise en place du modèle de diffusion principal des packages.</text:p>
      <text:p text:style-name="P2"/>
      <text:p text:style-name="P2">Generic System est composé de plusieurs packages et est destiné à être intégré à tout type de projet informatiques développés en Java. L'outil de gestion de dépendances actuellement leader sur le marché est Maven. Cet outil se base sur des dépôts de packages respectant la norme définie par Maven. C'est ce constat qui a induit le choix de la création d'un repository de Maven dédié à Generic System.</text:p>
      <text:p text:style-name="P2"/>
      <text:p text:style-name="P2">J'ai effectué la mise en place des deux aspects du dispositif. Le dispositif de diffusion d'une part et le process de déploiement de Generic System sur ce dispositif.</text:p>
      <text:p text:style-name="P2">J'ai réalisé les documentations associées.</text:p>
      <text:p text:style-name="P2"/>
      <text:p text:style-name="P2"/>
      <text:p text:style-name="P2">Réflexion et création d'un site de communication.</text:p>
      <text:p text:style-name="P2"/>
      <text:p text:style-name="P2">Generic System est un moteur d'information très innovant et nécessite d'être bien documenté pour être utilisé par la communauté des développeurs Java. La mise en place d'un site web disposant de contenus documentaire de références est un besoin fondamental.</text:p>
      <text:p text:style-name="P2"/>
      <text:p text:style-name="P2">J'ai réalisé dans cette optique deux projets répondant au même cahier des charges. Un premier en utilisant le framework de persistance de référence dans sa dernière version (Hibernate 4). Un deuxième en utilisant Generic System.</text:p>
      <text:p text:style-name="P2"/>
      <text:p text:style-name="P2"/>
      <text:p text:style-name="P2">Proposition et implémentation de méthodes simplifiées pour l'API.</text:p>
      <text:p text:style-name="P2"/>
      <text:p text:style-name="P2">Au cours de la réalisation du projet utilisant Generic System j'ai pu constater certaines complexités dans l'utilisation de l'API. Cela a déclenché une réflexion sur une partie des méthodes proposées. J'ai donc proposé plusieurs simplifications et les ai implémentées. </text:p>
      <text:p text:style-name="P2"/>
      <text:p text:style-name="P2"/>
      <text:p text:style-name="P2">Rédaction d'articles sur les fonctionnalités de Generic System les plus pertinentes.</text:p>
      <text:p text:style-name="P2"/>
      <text:p text:style-name="P2">L'objectif de ces articles est d'exposer à la communauté des développeurs Java certaines fonctionnalités innovantes de Generic System. Celles choisies pour la rédaction de ces articles sont des fonctionnalités où Generic System apporte une avancée significative par rapport aux technologies actuellement disponibles. </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8T12:18:23</meta:creation-date>
    <dc:date>2012-09-28T15:18:32</dc:date>
    <meta:editing-duration>PT2H44M59S</meta:editing-duration>
    <meta:editing-cycles>11</meta:editing-cycles>
    <meta:generator>LibreOffice/3.4$Unix LibreOffice_project/340m1$Build-502</meta:generator>
    <meta:print-date>2012-09-28T15:01:40</meta:print-date>
    <meta:document-statistic meta:table-count="0" meta:image-count="0" meta:object-count="0" meta:page-count="1" meta:paragraph-count="15" meta:word-count="357" meta:character-count="2315" meta:non-whitespace-character-count="1970"/>
  </office:meta>
</office:document-meta>
</file>